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upo I</text:p>
      <text:p text:style-name="Standard"/>
      <text:p text:style-name="Standard">Para cada teste indique, comentando: </text:p>
      <text:p text:style-name="Standard">a. <text:s text:c="2"/>Os resultados obtidos, incluindo os valores parciais que se vão obtendo e a consistência desses valores; </text:p>
      <text:p text:style-name="Standard">b. <text:s/>as anomalias detectadas, caso existam; </text:p>
      <text:p text:style-name="Standard">c. <text:s text:c="2"/>A razão porque algumas transacções esperam (ou não) por outras quando acedem aos mesmos dados; </text:p>
      <text:p text:style-name="Standard">d. <text:s/>As razões porque o SGBD aborta algumas transacções; </text:p>
      <text:p text:style-name="Standard">e. <text:s/>A solução, se existir, para as anomalias detectadas. </text:p>
      <text:p text:style-name="Standard"/>
      <text:p text:style-name="Standard">Teste 1:</text:p>
      <text:p text:style-name="Standard"/>
      <text:p text:style-name="Standard">a) Neste teste o ambos os Scripts iniciam transacções sendo que o 1º usa o read uncommited como isolation method.</text:p>
      <text:p text:style-name="Standard">Durante a execução o S2 altera o valor da conta com id=2 para 1500 que o S1 lê durante a sua execução mas como o S2 antes de terminar faz rollback da sua transação o valor volta ao inicial de 2000. Quando S1 faz commit não alterou valor nenhum, simplesmente consultou o valor 1500 por isso o valor no final fica com os 2000 iniciais.</text:p>
      <text:p text:style-name="Standard">b) sem anomalias de execução</text:p>
      <text:p text:style-name="Standard">c) S2 não espera por S1 porque foi iniciada com read uncommited</text:p>
      <text:p text:style-name="Standard">d) não aborta</text:p>
      <text:p text:style-name="Standard">e) ---</text:p>
      <text:p text:style-name="Standard"/>
      <text:p text:style-name="Standard">Teste 2:</text:p>
      <text:p text:style-name="Standard">a) Neste caso, como S1 inicia a transacção com read commited não lê valores que tenham sido alterados e cuja transação não tenha temrminado (dirty bit). S2 altera o valor do id=2 para 1500 mas não finaliza a transação. S1 lê o valor do id=1 mas ao tentar ler o valod do ID=2 fica parado à espera que a transação termine. S2 altera o valor para 1500 mas no final em vez de commit faz rollback pelo que S1 mostra o valor 2000. Depois, efectua commit mas como não houve alterações ao valor continua lá com 2000.</text:p>
      <text:p text:style-name="Standard">b) sem anomalias de execução</text:p>
      <text:p text:style-name="Standard">c) S1 espera por S2 uma vez que S2 alterou o valor da conta com ID=2 e S1 fica à espera que a S2 termine a transação antes de mostrar o valor</text:p>
      <text:p text:style-name="Standard">d) não aborta</text:p>
      <text:p text:style-name="Standard">e) ---</text:p>
      <text:p text:style-name="Standard"/>
      <text:p text:style-name="Standard">Teste3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uno Sousa</meta:initial-creator>
    <meta:creation-date>2011-04-13T19:05:24.50</meta:creation-date>
    <meta:generator>OpenOffice.org/3.3$Win32 OpenOffice.org_project/330m20$Build-9567</meta:generator>
    <dc:date>2011-04-13T19:42:32.82</dc:date>
    <dc:creator>Nuno Sousa</dc:creator>
    <meta:editing-duration>PT37M10S</meta:editing-duration>
    <meta:editing-cycles>4</meta:editing-cycles>
    <meta:document-statistic meta:table-count="0" meta:image-count="0" meta:object-count="0" meta:page-count="1" meta:paragraph-count="21" meta:word-count="315" meta:character-count="1685"/>
  </office:meta>
</office:document-meta>
</file>